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cm" fo:padding-right="1cm" fo:padding-top="0cm" fo:padding-bottom="0.499c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p text:style-name="Название_20_статьи">Название статьи</text:p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>Подзаголовок</text:h>
      <text:p text:style-name="P8">Основной текст продолжается</text:p>
      <text:h text:style-name="Подзаголовок_20_статьи_20_2" text:outline-level="4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>Подзаголовок третьего уровня</text:h>
      <text:p text:style-name="P8">Основной текст заканчивается</text:p>
      <text:h text:style-name="Заголовок_20_списка_20_литературы" text:outline-level="3">Список литературы</text:h>
      <text:p text:style-name="P12">Текст списка литературы</text:p>
      <text:h text:style-name="P14" text:outline-level="3">References</text:h>
      <text:p text:style-name="P13">Текст списка литературы по-английски</text:p>
      <text:h text:style-name="Английское_20_название_20_статьи" text:outline-level="3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hyphenation-ladder-count="no-limit" fo:text-indent="0.7cm" style:auto-text-indent="false" style:page-number="auto" style:shadow="none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cm" fo:margin-right="0cm" fo:text-align="start" style:justify-single-word="false" fo:text-indent="0.7c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0.199cm" fo:margin-right="0cm" fo:text-align="justify" style:justify-single-word="false" fo:hyphenation-ladder-count="no-limit" fo:text-indent="-0.199cm" style:auto-text-indent="false" style:page-number="auto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 fo:hyphenate="true" fo:hyphenation-remain-char-count="2" fo:hyphenation-push-char-count="2"/>
    </style:style>
    <style:style style:name="Эпиграф" style:family="paragraph" style:parent-style-name="Text_20_body">
      <style:paragraph-properties fo:margin-left="0cm" fo:margin-right="0cm" fo:text-align="end" style:justify-single-word="false" fo:text-indent="0c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cm" fo:margin-right="0cm" fo:hyphenation-ladder-count="no-limit" fo:text-indent="0.9cm" style:auto-text-indent="false" style:page-number="auto" style:writing-mode="page"/>
      <style:text-properties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0.7cm" fo:margin-right="0cm" fo:margin-top="0.3cm" fo:margin-bottom="0.3cm" loext:contextual-spacing="false" fo:text-align="start" style:justify-single-word="false" fo:text-indent="0c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0.7cm" fo:margin-right="0cm" fo:text-align="justify" style:justify-single-word="false" fo:text-indent="0c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 style:default-outline-level="" style:list-style-name="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 style:default-outline-level="" style:list-style-name=""/>
    <style:style style:name="Подзаголовок_20_статьи_20_2" style:display-name="Подзаголовок статьи 2" style:family="paragraph" style:parent-style-name="Heading_20_4" style:default-outline-level="" style:list-style-name=""/>
    <style:style style:name="Подзаголовок_20_статьи_20_3" style:display-name="Подзаголовок статьи 3" style:family="paragraph" style:parent-style-name="Heading_20_5" style:default-outline-level="" style:list-style-name=""/>
    <style:style style:name="Заголовок_20_списка_20_литературы" style:display-name="Заголовок списка литературы" style:family="paragraph" style:parent-style-name="Heading_20_3" style:default-outline-level="" style:list-style-name=""/>
    <style:style style:name="Английское_20_название_20_статьи" style:display-name="Английское название статьи" style:family="paragraph" style:parent-style-name="Heading_20_3" style:default-outline-level="" style:list-style-name="">
      <style:paragraph-properties fo:margin-top="0.6cm" fo:margin-bottom="0.21cm" loext:contextual-spacing="false" fo:padding-left="0cm" fo:padding-right="0cm" fo:padding-top="0.7cm" fo:padding-bottom="0c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padding-left="0cm" fo:padding-right="0cm" fo:padding-top="0cm" fo:padding-bottom="0.499c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c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cm" fo:padding-right="0cm" fo:padding-top="0cm" fo:padding-bottom="0.499c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cm" fo:padding-right="0cm" fo:padding-top="0cm" fo:padding-bottom="0.3c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7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0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0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3-21T17:26:28.393809878</dc:date>
    <meta:editing-duration>PT50M27S</meta:editing-duration>
    <meta:editing-cycles>15</meta:editing-cycles>
    <meta:generator>LibreOffice/6.1.5.2$Linux_X86_64 LibreOffice_project/90f8dcf33c87b3705e78202e3df5142b201bd805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